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775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e6e6e6" style:text-align-source="fix" style:repeat-content="false" fo:wrap-option="no-wrap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none" fo:background-color="#004a4a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able-cell-properties fo:border-bottom="none" fo:background-color="#ffffff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>
      <style:table-cell-properties fo:border-bottom="none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e6e6e6" style:text-align-source="fix" style:repeat-content="false" fo:wrap-option="no-wrap" fo:border-left="none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>
      <style:table-cell-properties fo:border-bottom="none" fo:background-color="#004a4a" style:text-align-source="fix" style:repeat-content="false" fo:wrap-option="no-wrap" fo:border-left="0.06pt solid #000000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border-bottom="none" fo:background-color="#ffffff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fo:border-bottom="none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number-columns-repeated="1009" table:default-cell-style-name="ce5"/>
        <table:table-header-rows>
          <table:table-row table:style-name="ro1">
            <table:table-cell table:style-name="ce1" office:value-type="string" calcext:value-type="string">
              <text:p>nstb</text:p>
            </table:table-cell>
            <table:table-cell table:style-name="ce6" office:value-type="string" calcext:value-type="string">
              <text:p>chan</text:p>
            </table:table-cell>
            <table:table-cell table:style-name="ce6" office:value-type="string" calcext:value-type="string">
              <text:p>row</text:p>
            </table:table-cell>
            <table:table-cell table:style-name="ce10" office:value-type="string" calcext:value-type="string">
              <text:p>col</text:p>
            </table:table-cell>
            <table:table-cell table:style-name="ce1" office:value-type="string" calcext:value-type="string">
              <text:p>pp</text:p>
            </table:table-cell>
            <table:table-cell table:style-name="ce6" office:value-type="string" calcext:value-type="string">
              <text:p>pprow</text:p>
            </table:table-cell>
            <table:table-cell table:style-name="ce10" office:value-type="string" calcext:value-type="string">
              <text:p>ppcol</text:p>
            </table:table-cell>
            <table:table-cell table:style-name="ce1" office:value-type="string" calcext:value-type="string">
              <text:p>qtcrate</text:p>
            </table:table-cell>
            <table:table-cell table:style-name="ce6" office:value-type="string" calcext:value-type="string">
              <text:p>qtslot</text:p>
            </table:table-cell>
            <table:table-cell table:style-name="ce6" office:value-type="string" calcext:value-type="string">
              <text:p>qtcard</text:p>
            </table:table-cell>
            <table:table-cell table:style-name="ce10" office:value-type="string" calcext:value-type="string">
              <text:p>qtchan</text:p>
            </table:table-cell>
            <table:table-cell table:style-name="ce1" office:value-type="string" calcext:value-type="string">
              <text:p>hvcrate</text:p>
            </table:table-cell>
            <table:table-cell table:style-name="ce6" office:value-type="string" calcext:value-type="string">
              <text:p>hvslot</text:p>
            </table:table-cell>
            <table:table-cell table:style-name="ce10" office:value-type="string" calcext:value-type="string">
              <text:p>hvchan</text:p>
            </table:table-cell>
            <table:table-cell table:style-name="ce14" office:value-type="string" calcext:value-type="string">
              <text:p>cell_type</text:p>
            </table:table-cell>
            <table:table-cell table:number-columns-repeated="1009"/>
          </table:table-row>
        </table:table-header-rows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7" calcext:value-type="float">
            <text:p>7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5" calcext:value-type="float">
            <text:p>700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5" calcext:value-type="float">
            <text:p>700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6" calcext:value-type="float">
            <text:p>7006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6" calcext:value-type="float">
            <text:p>7006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48" calcext:value-type="float">
            <text:p>14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5" calcext:value-type="float">
            <text:p>165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1" calcext:value-type="float">
            <text:p>18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7" calcext:value-type="float">
            <text:p>197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6" calcext:value-type="float">
            <text:p>216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2" calcext:value-type="float">
            <text:p>23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4" calcext:value-type="float">
            <text:p>234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54" calcext:value-type="float">
            <text:p>254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6" calcext:value-type="float">
            <text:p>266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71" calcext:value-type="float">
            <text:p>271</text:p>
          </table:table-cell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72" calcext:value-type="float">
            <text:p>272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6" calcext:value-type="float">
            <text:p>286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16" calcext:value-type="float">
            <text:p>1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2" calcext:value-type="float">
            <text:p>302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3" calcext:value-type="float">
            <text:p>303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4" calcext:value-type="float">
            <text:p>304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17" calcext:value-type="float">
            <text:p>1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5" calcext:value-type="float">
            <text:p>315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7" calcext:value-type="float">
            <text:p>317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19" calcext:value-type="float">
            <text:p>319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22" calcext:value-type="float">
            <text:p>322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23" calcext:value-type="float">
            <text:p>323</text:p>
          </table:table-cell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2" calcext:value-type="float">
            <text:p>33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3" calcext:value-type="float">
            <text:p>333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4" calcext:value-type="float">
            <text:p>334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5" calcext:value-type="float">
            <text:p>335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38" calcext:value-type="float">
            <text:p>338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39" calcext:value-type="float">
            <text:p>339</text:p>
          </table:table-cell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5" calcext:value-type="float">
            <text:p>355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56" calcext:value-type="float">
            <text:p>356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6" calcext:value-type="float">
            <text:p>366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1" calcext:value-type="float">
            <text:p>371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2" calcext:value-type="float">
            <text:p>372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21" calcext:value-type="float">
            <text:p>2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1" calcext:value-type="float">
            <text:p>1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74" calcext:value-type="float">
            <text:p>374</text:p>
          </table:table-cell>
          <table:table-cell table:style-name="ce8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5" calcext:value-type="float">
            <text:p>385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88" calcext:value-type="float">
            <text:p>388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390" calcext:value-type="float">
            <text:p>390</text:p>
          </table:table-cell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1" calcext:value-type="float">
            <text:p>401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4" calcext:value-type="float">
            <text:p>404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5" calcext:value-type="float">
            <text:p>405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7" calcext:value-type="float">
            <text:p>407</text:p>
          </table:table-cell>
          <table:table-cell table:style-name="ce7" office:value-type="float" office:value="23" calcext:value-type="float">
            <text:p>23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08" calcext:value-type="float">
            <text:p>408</text:p>
          </table:table-cell>
          <table:table-cell table:style-name="ce8" office:value-type="float" office:value="23" calcext:value-type="float">
            <text:p>23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7" calcext:value-type="float">
            <text:p>417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18" calcext:value-type="float">
            <text:p>418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19" calcext:value-type="float">
            <text:p>419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4" calcext:value-type="float">
            <text:p>424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5" calcext:value-type="float">
            <text:p>425</text:p>
          </table:table-cell>
          <table:table-cell table:style-name="ce7" office:value-type="float" office:value="24" calcext:value-type="float">
            <text:p>2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6" calcext:value-type="float">
            <text:p>42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7" calcext:value-type="float">
            <text:p>42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28" calcext:value-type="float">
            <text:p>42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29" calcext:value-type="float">
            <text:p>42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0" calcext:value-type="float">
            <text:p>43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2" calcext:value-type="float">
            <text:p>43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3" calcext:value-type="float">
            <text:p>433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5" calcext:value-type="float">
            <text:p>435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6" calcext:value-type="float">
            <text:p>436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38" calcext:value-type="float">
            <text:p>438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0" calcext:value-type="float">
            <text:p>440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1" calcext:value-type="float">
            <text:p>441</text:p>
          </table:table-cell>
          <table:table-cell table:style-name="ce7" office:value-type="float" office:value="25" calcext:value-type="float">
            <text:p>2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2" calcext:value-type="float">
            <text:p>442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3" calcext:value-type="float">
            <text:p>44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4" calcext:value-type="float">
            <text:p>44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5" calcext:value-type="float">
            <text:p>44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6" calcext:value-type="float">
            <text:p>44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49" calcext:value-type="float">
            <text:p>44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1" calcext:value-type="float">
            <text:p>451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4" calcext:value-type="float">
            <text:p>454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5" calcext:value-type="float">
            <text:p>455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6" calcext:value-type="float">
            <text:p>456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7" calcext:value-type="float">
            <text:p>457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58" calcext:value-type="float">
            <text:p>458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59" calcext:value-type="float">
            <text:p>459</text:p>
          </table:table-cell>
          <table:table-cell table:style-name="ce7" office:value-type="float" office:value="26" calcext:value-type="float">
            <text:p>26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0" calcext:value-type="float">
            <text:p>46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1" calcext:value-type="float">
            <text:p>46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3" calcext:value-type="float">
            <text:p>46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4" calcext:value-type="float">
            <text:p>46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6" calcext:value-type="float">
            <text:p>466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7" calcext:value-type="float">
            <text:p>467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68" calcext:value-type="float">
            <text:p>468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69" calcext:value-type="float">
            <text:p>469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0" calcext:value-type="float">
            <text:p>470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2" calcext:value-type="float">
            <text:p>472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3" calcext:value-type="float">
            <text:p>473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4" calcext:value-type="float">
            <text:p>474</text:p>
          </table:table-cell>
          <table:table-cell table:style-name="ce8" office:value-type="float" office:value="27" calcext:value-type="float">
            <text:p>27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27" calcext:value-type="float">
            <text:p>27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78" calcext:value-type="float">
            <text:p>47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7" calcext:value-type="float">
            <text:p>7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79" calcext:value-type="float">
            <text:p>47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0" calcext:value-type="float">
            <text:p>48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1" calcext:value-type="float">
            <text:p>48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2" calcext:value-type="float">
            <text:p>482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2" calcext:value-type="float">
            <text:p>1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4" calcext:value-type="float">
            <text:p>484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5" calcext:value-type="float">
            <text:p>485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6" calcext:value-type="float">
            <text:p>486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7" calcext:value-type="float">
            <text:p>487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88" calcext:value-type="float">
            <text:p>488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4" calcext:value-type="float">
            <text:p>14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89" calcext:value-type="float">
            <text:p>489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4" calcext:value-type="float">
            <text:p>14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0" calcext:value-type="float">
            <text:p>490</text:p>
          </table:table-cell>
          <table:table-cell table:style-name="ce7" office:value-type="float" office:value="28" calcext:value-type="float">
            <text:p>28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1" calcext:value-type="float">
            <text:p>491</text:p>
          </table:table-cell>
          <table:table-cell table:style-name="ce8" office:value-type="float" office:value="28" calcext:value-type="float">
            <text:p>28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4" calcext:value-type="float">
            <text:p>49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5" calcext:value-type="float">
            <text:p>49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6" calcext:value-type="float">
            <text:p>49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7" calcext:value-type="float">
            <text:p>49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98" calcext:value-type="float">
            <text:p>498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499" calcext:value-type="float">
            <text:p>499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1" calcext:value-type="float">
            <text:p>501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3" calcext:value-type="float">
            <text:p>503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1" calcext:value-type="float">
            <text:p>1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4" calcext:value-type="float">
            <text:p>504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5" calcext:value-type="float">
            <text:p>505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06" calcext:value-type="float">
            <text:p>506</text:p>
          </table:table-cell>
          <table:table-cell table:style-name="ce7" office:value-type="float" office:value="29" calcext:value-type="float">
            <text:p>29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07" calcext:value-type="float">
            <text:p>507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1" calcext:value-type="float">
            <text:p>51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3" calcext:value-type="float">
            <text:p>51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4" calcext:value-type="float">
            <text:p>514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5" calcext:value-type="float">
            <text:p>515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6" calcext:value-type="float">
            <text:p>516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1" calcext:value-type="float">
            <text:p>521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9" calcext:value-type="float">
            <text:p>9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2" calcext:value-type="float">
            <text:p>522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3" calcext:value-type="float">
            <text:p>523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28" calcext:value-type="float">
            <text:p>52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29" calcext:value-type="float">
            <text:p>52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3" calcext:value-type="float">
            <text:p>533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4" calcext:value-type="float">
            <text:p>534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7" calcext:value-type="float">
            <text:p>537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38" calcext:value-type="float">
            <text:p>538</text:p>
          </table:table-cell>
          <table:table-cell table:style-name="ce8" office:value-type="float" office:value="31" calcext:value-type="float">
            <text:p>3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8" calcext:value-type="float">
            <text:p>7008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39" calcext:value-type="float">
            <text:p>539</text:p>
          </table:table-cell>
          <table:table-cell table:style-name="ce7" office:value-type="float" office:value="31" calcext:value-type="float">
            <text:p>3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8" calcext:value-type="float">
            <text:p>7008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5" calcext:value-type="float">
            <text:p>54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7" calcext:value-type="float">
            <text:p>547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49" calcext:value-type="float">
            <text:p>549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0" calcext:value-type="float">
            <text:p>550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1" calcext:value-type="float">
            <text:p>551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2" calcext:value-type="float">
            <text:p>552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54" calcext:value-type="float">
            <text:p>554</text:p>
          </table:table-cell>
          <table:table-cell table:style-name="ce7" office:value-type="float" office:value="32" calcext:value-type="float">
            <text:p>32</text:p>
          </table:table-cell>
          <table:table-cell table:style-name="ce11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re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55" calcext:value-type="float">
            <text:p>555</text:p>
          </table:table-cell>
          <table:table-cell table:style-name="ce8" office:value-type="float" office:value="32" calcext:value-type="float">
            <text:p>32</text:p>
          </table:table-cell>
          <table:table-cell table:style-name="ce12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2" calcext:value-type="float">
            <text:p>562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2" calcext:value-type="float">
            <text:p>12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4" calcext:value-type="float">
            <text:p>564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5" calcext:value-type="float">
            <text:p>565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8" calcext:value-type="float">
            <text:p>8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6" calcext:value-type="float">
            <text:p>566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7" calcext:value-type="float">
            <text:p>567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float" office:value="569" calcext:value-type="float">
            <text:p>569</text:p>
          </table:table-cell>
          <table:table-cell table:style-name="ce8" office:value-type="float" office:value="33" calcext:value-type="float">
            <text:p>33</text:p>
          </table:table-cell>
          <table:table-cell table:style-name="ce12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3" calcext:value-type="float">
            <text:p>13</text:p>
          </table:table-cell>
          <table:table-cell table:style-name="ce12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3" office:value-type="float" office:value="7007" calcext:value-type="float">
            <text:p>700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33" calcext:value-type="float">
            <text:p>33</text:p>
          </table:table-cell>
          <table:table-cell table:style-name="ce1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" office:value-type="float" office:value="7007" calcext:value-type="float">
            <text:p>7007</text:p>
          </table:table-cell>
          <table:table-cell table:style-name="ce7" office:value-type="float" office:value="8" calcext:value-type="float">
            <text:p>8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string" calcext:value-type="string">
            <text:p>large_edg</text:p>
          </table:table-cell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float" office:value="571" calcext:value-type="float">
            <text:p>571</text:p>
          </table:table-cell>
          <table:table-cell table:style-name="ce9" office:value-type="float" office:value="33" calcext:value-type="float">
            <text:p>33</text:p>
          </table:table-cell>
          <table:table-cell table:style-name="ce13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4" office:value-type="float" office:value="7007" calcext:value-type="float">
            <text:p>7007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string" calcext:value-type="string">
            <text:p>large_edg</text:p>
          </table:table-cell>
          <table:table-cell table:number-columns-repeated="1009"/>
        </table:table-row>
        <table:table-row table:style-name="ro2" table:number-rows-repeated="104778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 style:data-style-name="N2" text:time-value="15:57:58.080227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0T16:11:17.606623463</dc:date>
    <meta:generator>LibreOffice/4.2.7.2$Linux_X86_64 LibreOffice_project/420m0$Build-2</meta:generator>
    <meta:editing-duration>P0D</meta:editing-duration>
    <meta:editing-cycles>7</meta:editing-cycles>
    <meta:document-statistic meta:table-count="1" meta:cell-count="11835" meta:object-count="0"/>
  </office:meta>
</office:document-meta>
</file>